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73c62d"/>
    </style:style>
    <style:style style:name="T1" style:family="text">
      <style:text-properties officeooo:rsid="006e5f75"/>
    </style:style>
    <style:style style:name="T2" style:family="text">
      <style:text-properties officeooo:rsid="0073c62d"/>
    </style:style>
    <style:style style:name="T3" style:family="text">
      <style:text-properties officeooo:rsid="00756aa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3">PINS </text:span>library<text:bookmark-end text:name="__RefHeading___Toc3317_2360898907"/></text:p>
      <text:p text:style-name="P6"><text:span text:style-name="T3">Interface to hardware specific IO</text:span>.</text:p>
      <text:p text:style-name="P3"><text:span text:style-name="T2">16</text:span>.<text:span text:style-name="T1">9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7T03:58:37.278819759</dc:date>
    <meta:editing-duration>PT2H1M50S</meta:editing-duration>
    <meta:editing-cycles>86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15" meta:character-count="105" meta:non-whitespace-character-count="94"/>
  </office:meta>
</office:document-meta>
</file>